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="none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/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28" style:family="table-cell" style:parent-style-name="Default">
      <style:table-cell-properties fo:border-bottom="0.06pt solid #000000" fo:border-left="none" fo:border-right="none" fo:border-top="0.06pt solid #000000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>
      <style:table-cell-properties style:vertical-align="bottom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0"/>
        <table:table-column table:style-name="co2" table:default-cell-style-name="ce13"/>
        <table:table-column table:style-name="co2" table:default-cell-style-name="ce16"/>
        <table:table-column table:style-name="co2" table:number-columns-repeated="2" table:default-cell-style-name="ce17"/>
        <table:table-column table:style-name="co2" table:default-cell-style-name="ce13"/>
        <table:table-column table:style-name="co2" table:default-cell-style-name="ce20"/>
        <table:table-column table:style-name="co2" table:default-cell-style-name="ce2"/>
        <table:table-column table:style-name="co2" table:number-columns-repeated="3" table:default-cell-style-name="Default"/>
        <table:table-column table:style-name="co2" table:default-cell-style-name="ce4"/>
        <table:table-column table:style-name="co2" table:number-columns-repeated="51" table:default-cell-style-name="Default"/>
        <table:table-row table:style-name="ro1">
          <table:table-cell table:style-name="ce6" office:value-type="string" calcext:value-type="string">
            <text:p>exercise</text:p>
          </table:table-cell>
          <table:table-cell table:style-name="ce7" office:value-type="string" calcext:value-type="string">
            <text:p>upper</text:p>
          </table:table-cell>
          <table:table-cell table:style-name="ce11" office:value-type="string" calcext:value-type="string">
            <text:p>lower</text:p>
          </table:table-cell>
          <table:table-cell table:style-name="ce21" office:value-type="string" calcext:value-type="string">
            <text:p>core</text:p>
          </table:table-cell>
          <table:table-cell table:style-name="ce11" office:value-type="string" calcext:value-type="string">
            <text:p>strength</text:p>
          </table:table-cell>
          <table:table-cell table:style-name="ce11" office:value-type="string" calcext:value-type="string">
            <text:p>cardio</text:p>
          </table:table-cell>
          <table:table-cell table:style-name="ce24" office:value-type="string" calcext:value-type="string">
            <text:p>mobility</text:p>
          </table:table-cell>
          <table:table-cell table:style-name="ce25" office:value-type="string" calcext:value-type="string">
            <text:p>difficulty</text:p>
          </table:table-cell>
          <table:table-cell table:style-name="ce6" office:value-type="string" calcext:value-type="string">
            <text:p>weights</text:p>
          </table:table-cell>
          <table:table-cell table:style-name="ce28" office:value-type="string" calcext:value-type="string">
            <text:p>bank</text:p>
          </table:table-cell>
          <table:table-cell table:style-name="ce28" office:value-type="string" calcext:value-type="string">
            <text:p>bar</text:p>
          </table:table-cell>
          <table:table-cell table:style-name="ce28" office:value-type="string" calcext:value-type="string">
            <text:p>floor</text:p>
          </table:table-cell>
          <table:table-cell table:style-name="ce29" office:value-type="string" calcext:value-type="string">
            <text:p>outdoor</text:p>
          </table:table-cell>
          <table:table-cell table:style-name="ce28" office:value-type="string" calcext:value-type="string">
            <text:p>stress</text:p>
          </table:table-cell>
          <table:table-cell table:style-name="ce28" office:value-type="string" calcext:value-type="string">
            <text:p>pairwise</text:p>
          </table:table-cell>
          <table:table-cell table:style-name="ce28" office:value-type="string" calcext:value-type="string">
            <text:p>reps</text:p>
          </table:table-cell>
          <table:table-cell office:value-type="string" calcext:value-type="string">
            <text:p>unit</text:p>
          </table:table-cell>
          <table:table-cell table:style-name="ce28" office:value-type="string" calcext:value-type="string">
            <text:p>instructions</text:p>
          </table:table-cell>
          <table:table-cell table:style-name="ce28" table:number-columns-repeated="46"/>
        </table:table-row>
        <table:table-row table:style-name="ro1">
          <table:table-cell office:value-type="string" calcext:value-type="string">
            <text:p>Back Lunges + Torsi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upright; lunge backwards; rotate your upper body in direction of the front leg; get up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Touch Jum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sit down on the floor; lay on the back while moving the legs above your head; touch the floor over your head with the legs; get back up and jum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ung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upright in a lunge position; place one foot behind on a bench; squat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Back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t down; angle one leg, put it over the other and grab its ankle; raise your other arm over your head and lie slowly down; get back up and move your free hand to the toes of the other foot; keep tension in your biceps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Sid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your side; angle the lower leg and hold its thigh with your lower arm; place your elbow on the floor and bicep curl your bod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rd Do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office:annotation draw:style-name="gr1" draw:text-style-name="P2" svg:width="1.1413in" svg:height="0.7083in" svg:x="17.5846in" svg:y="0.476in" draw:caption-point-x="-0.2402in" draw:caption-point-y="0.5945in">
              <dc:date>2021-03-14T00:00:00</dc:date>
              <text:p text:style-name="P1"><text:span text:style-name="T1">quadruped position</text:span></text:p>
            </office:annotation>
            <text:p>start on all fours with knees on the floor; raise your left arm and your right leg and form a straight line; gold the limbs back in and touch knee and elb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eakdancer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tart on all fours with knees raised; lift your left arm upwards and push your right leg under your body; kick into the air and return to the starting position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rpees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quat down and put your hands on the floor; jump with your legs backwards; do a push up; go back into squat position; jump into the air with your hands raise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tt Lift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quat down and hold onto your toes; move your butt upwards while holding until the knees are stretched; go back in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 Pushes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front support; raise one leg and push your body backwards; pull the knee of this leg to the front while pushing the body forwards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erpilla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; bend over and support yourself on the hands; crawl forward as far as possible; crawl back up again and ge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rab Ank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art in reverse bridge; lift the opposite hand and foot and touch your toes; go back to starting position and repeat with the other hand and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Lunge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ake small jumps from a deep lunge position to switch legs; keep your body as low as possi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Speed Fee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go into a deep squat position; do quick steps while keeping your body l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ip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ricep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in reverse front support with the hands on a bench and the feet on the floor; bend your ellbows and lower the body to the floor; return to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Hee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deep lunge position with the right foot forward; try to put your right elbow to the floor next to your right heel; get up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Knee Jum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ove your right knee and your left elbow together while jumping; work from the cor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Lifts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a weight with both hands; raise the weight to 90°; lower it back again; keep up the pressure from the weight the whole exercis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+ Rotati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 into front support; rotate one arm around your body until you can touch the floor again; rotate back into starting position; repeat with the other arm and each le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Lunge Jump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o into front support; put one foot next to your hands; jump alternately while keeping your hands on the floo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huffl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art on all fours evenly spaced; put your right hand in front of your right foot; then put your right foot in front of your left foot; repeat circling until you are back in starting position; then repeat the circle, but put your right hand behind your right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go into front support and kick with your standing leg in the air; stand up back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to Lung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put one foot next to the hands into a lunge position; move to the other leg and put your hands down next to it; put your leg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Good Mornings + OH Squat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your arms straight above your head; bend forward at a 90° angle; move up again; go into a deep squat while holding the arms up; stand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eate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weigths in each hand; go into a deep squat; get up again, curl the weights up and push them above your head; pause there, then reverse 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gh Knee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alternately by taking the knees to hip level; keep your arms straigh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Jumping Jack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 from closed step to a wide while moving your arms sideways up and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Kettlebell Sw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o a squat while swinging a weight under you; get up again with momentum and swing the weight over the head; pause there shortly and swing back while squatting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ateral Leg Rai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the side; raise the upper leg, then lower it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eg Raise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the back; raise both legs into the vertical, then lower them again; keep your lower back close to the floor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ong Jump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 forward from a standing position as far as possible into a deep squat; get up and return with small hops 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+ Heel Touc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lunge position; turn the upper body in the direction of the front leg; try to touch the back heel with the back hand; rotate your upper body back by 360°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up from a deep lunge position and switch legs in the air; keep your body upright in the cente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Pendulum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2">go into a deep lunge with the right foot in front; put your right hand next to the right foot; swing the other hand like a pendulum </text:span>from back to front; at the reversal points the thumb shows upwards; look at the swinging hand for a stretch in the shoulder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walk forwards with deep lunge steps; keep your body centered and upright while getting up; alternatively you can go backwar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 with Weigh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old some weights; walk forwards with deep lunge steps; keep your body centered and upright while getting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ith Hand to Foot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rt in a deep lunge position with the right leg in front; put your left hand next to the front leg; move the other hand from the front and the other foot from the back and touch in the middle; repeat on the other side after first se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ountain Climber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tart on all fours with knees raised; run standing with getting your knees between your elbow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Deadlif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move your upper body down and your other leg up so that they form a straight line; touch the floor and get back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istol Squa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on one leg; go into a deep squat while holding the other leg; get back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Climbers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move one knee sideways up and back while keeping the rest of your body still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to Front Suppor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plank; push up into a front support position; go back down again; keep the arms parallel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plank; keep a straight line with your body; look in front of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 with Tep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tap alternately with each hand in front of you; keep your body still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op Up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onto your knees; get momentum, jump onto your feet and stand up; get back on your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ll U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ang onto a bar; pull your body up until you can look above the bar; lower yourself slowly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lower your body; keep your body straight and the elbows close to the body; push yourself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 + Ankle Tou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 and a wide stance; do a push up; when getting up again, touch with one hand the opposite ank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cissor Jumps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; land with crossed legs and crossed arms in fron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ide Squa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into a wide sideways stance; lunge deep with one leg while keeping the other leg straight; get up again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ide Squat + Tor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wide sideways stance; lunge deep with the right leg and rotate your upper body left; move your left arm up; rotate back and get up;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kater + Torsi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/>
          <table:table-cell table:style-name="ce31" office:value-type="string" calcext:value-type="string">
            <text:p>stand upright; do a back lunge with cross over; lift your upper hands straight above and rotate your upper body into the opposite direction; get up again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kater + Touc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ump from side to side; land on one feet and cross the other one behind; touch the floor with the inner hand when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eed Feet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un in place with quick small steps; box forward with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man Jump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frog squat position with the hands on the floor; jump and pull your knees up; release the pulled up legs before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lits + Torsi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from a very wide stance with outstretched arms; turn the upper body in that one hand shows up and the other one touches the floor; rotate back up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quat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glut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nd upright and hold your arms straight forward; go into a deep squat while keeping weight on the heels and your back straight; get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Hand to Fee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tart upright; kick straight with one leg 90° up and touch the toes with the opposite arm; repeat alternatel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retch Jump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deep squat; jump up and straighten your whole body with the arms raised; land into a deep squat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uperman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ie on your stomach; raise your feet and your arms; keep your arms straight and in front of your body; look down; optionally paddle with your arm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urkish Get Up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ie on the back and hold a weight in the right hand; raise the weight above your head; raise your upper body while keeping the weight above your head; support yourself with the other arm and go into a bridge; put the left leg under your body and move your body forward into a lunge position with the weight still above your head; get up still holding the weight; repeat the steps in reverse direction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p/Down Do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tart on all fours with knees raised; bend your lower body to the floor and push the upper body up into a concave hold; then push your upper body down and back and your bottom up into a convex hold</text:p>
          </table:table-cell>
          <table:table-cell table:number-columns-repeated="46"/>
        </table:table-row>
        <table:table-row table:style-name="ro1" table:number-rows-repeated="1048512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B1:Sheet1.H1048576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N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4">00/00/0000</text:date>, <text:time style:data-style-name="N2" text:time-value="22:15:22.7257610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9:24:46.745071607</meta:creation-date>
    <meta:generator>LibreOffice/6.4.7.2$Linux_X86_64 LibreOffice_project/40$Build-2</meta:generator>
    <dc:date>2021-06-24T22:20:18.898312452</dc:date>
    <meta:editing-duration>P29DT18H10M52S</meta:editing-duration>
    <meta:editing-cycles>214</meta:editing-cycles>
    <meta:document-statistic meta:table-count="1" meta:cell-count="717" meta:object-count="0"/>
  </office:meta>
</office:document-meta>
</file>